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9B700001826FBC7CCFB.svm"/>
  <manifest:file-entry manifest:media-type="" manifest:full-path="Pictures/2000000700004094000016152338730E.svm"/>
  <manifest:file-entry manifest:media-type="" manifest:full-path="Pictures/200000070000216800001EAE6A4787A8.svm"/>
  <manifest:file-entry manifest:media-type="" manifest:full-path="Pictures/200000070000217E00001E99162F391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ngsana New1" svg:font-family="'Angsana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รูปที่"/>
      </text:sequence-decls>
      <text:p text:style-name="Standard">1. การตอบสนองของวงจร Passive อย่างง่าย. จากวงจรในรูปที่ 1 และผลตอบสนองในรูปที่ 2 ตอบคำถามข้อ 1.1 - 1.3.</text:p>
      <text:p text:style-name="Standard"><draw:frame draw:style-name="fr1" draw:name="Frame1" text:anchor-type="as-char" svg:width="5.8165in" draw:z-index="0"><draw:text-box fo:min-height="2.4339in"><text:p text:style-name="รูปที่"><draw:frame draw:style-name="fr2" draw:name="graphics1" text:anchor-type="paragraph" svg:x="0.0016in" svg:y="0.0008in" svg:width="5.8165in" style:rel-width="100%" svg:height="2.4339in" style:rel-height="scale" draw:z-index="1"><draw:image xlink:href="Pictures/20000007000039B700001826FBC7CCFB.svm" xlink:type="simple" xlink:show="embed" xlink:actuate="onLoad"/></draw:frame>รูปที่ <text:sequence text:ref-name="refรูปที่0" text:name="รูปที่" text:formula="ooow:รูปที่+1" style:num-format="1">1</text:sequence>: วงจร RLC สำหรับคำถามข้อ 1</text:p></draw:text-box></draw:frame></text:p>
      <text:p text:style-name="Standard"/>
      <text:p text:style-name="Standard"><draw:frame draw:style-name="fr1" draw:name="Frame2" text:anchor-type="as-char" svg:width="6.5083in" draw:z-index="2"><draw:text-box fo:min-height="2.2256in"><text:p text:style-name="รูปที่"><draw:frame draw:style-name="fr2" draw:name="graphics2" text:anchor-type="paragraph" svg:x="0.0016in" svg:y="0.0008in" svg:width="6.5083in" style:rel-width="100%" svg:height="2.2256in" style:rel-height="scale" draw:z-index="3"><draw:image xlink:href="Pictures/2000000700004094000016152338730E.svm" xlink:type="simple" xlink:show="embed" xlink:actuate="onLoad"/></draw:frame>รูปที่ <text:sequence text:ref-name="refรูปที่1" text:name="รูปที่" text:formula="ooow:รูปที่+1" style:num-format="1">2</text:sequence>: ผลตอบสนองที่ความถี่ต่างๆ: กราฟเส้นทึบแสดง ผลตอบสนอง (dB) ของ Vout ใน scale แสดงด้วยแกนทางซ้ายมือ (0dB ถึง 20db); กราฟเส้นประแสดง phase ของ Vout ใน scale แสดงด้วยแกนทางขวามือ (8 ถึง 88 องศา)<text:line-break/>หมายเหตุ: ? เกิดจากปัญหาฟอนต์ของ simulator</text:p></draw:text-box></draw:frame></text:p>
      <text:p text:style-name="Standard">1.1. วงจรนี้จัดเป็นวงจรชนิดใด: low pass, high pass, band pass หรือ band reject</text:p>
      <text:p text:style-name="Standard">1.2. จากผลตอบสนองที่แสดงในรูปที่ 2, วงจรนี้มีความถี่ cut-off ประมาณเท่าใดบ้าง (ให้ประมาณจากกราฟ)</text:p>
      <text:p text:style-name="Standard">[หมายเหตุ: ถ้าเป็น Band Pass หรือ Band Reject ให้ตอบความถี่ทั้งสองค่า]</text:p>
      <text:p text:style-name="Standard">1.3. ถ้าใช้ Vin ความถี่ 1.6KHz แล้ววัดกำลังงานที่ R1 ได้ 1W แล้วถ้าเปลี่ยนความถี่ของ Vin เป็นความถี่ cut-off (โดยไม่เปลี่ยน amplitude) วัดกำลังงานที่ R1 จะได้กำลังงานกี่ W</text:p>
      <text:p text:style-name="Standard"/>
      <text:p text:style-name="Standard"/>
      <text:p text:style-name="Standard"><text:soft-page-break/>2. ไดโอดและการใช้งานเบื้องต้น. จากรูปที่ 3 และ 4 พร้อมคำบรรยายรูป ตอบคำถาม 2.1 -</text:p>
      <text:p text:style-name="Standard"/>
      <text:p text:style-name="P1"><draw:frame draw:style-name="fr1" draw:name="Frame4" text:anchor-type="as-char" svg:width="3.3756in" draw:z-index="4"><draw:text-box fo:min-height="3.0839in"><text:p text:style-name="รูปที่"><draw:frame draw:style-name="fr2" draw:name="graphics4" text:anchor-type="paragraph" svg:x="0.0016in" svg:y="0.0008in" svg:width="3.3756in" style:rel-width="100%" svg:height="3.0839in" style:rel-height="scale" draw:z-index="5"><draw:image xlink:href="Pictures/200000070000217E00001E99162F3914.svm" xlink:type="simple" xlink:show="embed" xlink:actuate="onLoad"/></draw:frame>รูปที่ <text:sequence text:ref-name="refรูปที่2" text:name="รูปที่" text:formula="ooow:รูปที่+1" style:num-format="1">3</text:sequence>: วงจรที่วัดแรงดันคร่อมไดโอดที่ไม่รู้ขั้ว เรียกขั้ว 1 กับ 2 โดยต่อขั้ว 1 กับ R1 แล้ววัดแรงดัน Vout ได้ 7 V.</text:p></draw:text-box></draw:frame></text:p>
      <text:p text:style-name="P1"/>
      <text:p text:style-name="P1"><draw:frame draw:style-name="fr1" draw:name="Frame5" text:anchor-type="as-char" svg:width="3.3665in" draw:z-index="6"><draw:text-box fo:min-height="3.0925in"><text:p text:style-name="รูปที่"><draw:frame draw:style-name="fr2" draw:name="graphics6" text:anchor-type="paragraph" svg:x="0.0016in" svg:y="0.0008in" svg:width="3.3665in" style:rel-width="100%" svg:height="3.0925in" style:rel-height="scale" draw:z-index="7"><draw:image xlink:href="Pictures/200000070000216800001EAE6A4787A8.svm" xlink:type="simple" xlink:show="embed" xlink:actuate="onLoad"/></draw:frame>รูปที่ <text:sequence text:ref-name="refรูปที่3" text:name="รูปที่" text:formula="ooow:รูปที่+1" style:num-format="1">4</text:sequence>: วงจรที่วัดแรงดันคร่อมไดโอดที่ไม่รู้ขั้ว เรียกขั้ว 1 กับ 2 โดยต่อขั้ว 1 กับ R1 แล้ววัดแรงดัน Vout ได้ 0.7 V.</text:p></draw:text-box></draw:frame></text:p>
      <text:p text:style-name="P1"/>
      <text:p text:style-name="P2">2.1. รูปที่ 3 หรือ 4 ที่ไดโอดถูก forward bias</text:p>
      <text:p text:style-name="P2"><text:soft-page-break/>2.2. รูปที่ 3 หรือ 4 ที่ไดโอดถูก reverse bias</text:p>
      <text:p text:style-name="P2">2.3. ขาหมายเลข 1 จะเป็นขั้ว anode (+) หรือ cathode (-) ของไดโอด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ngsana New1" svg:font-family="'Angsana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ngsana New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ngsana New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1"/>
    </style:style>
    <style:style style:name="รูปที่" style:family="paragraph" style:parent-style-name="Caption"/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tpong Katanyukul</meta:initial-creator>
    <meta:creation-date>2012-02-16T09:00:25.55</meta:creation-date>
    <dc:date>2012-02-16T10:49:10.46</dc:date>
    <dc:creator>Tatpong Katanyukul</dc:creator>
    <meta:editing-duration>PT1H2M11S</meta:editing-duration>
    <meta:editing-cycles>12</meta:editing-cycles>
    <meta:generator>OpenOffice.org/3.3$Win32 OpenOffice.org_project/330m20$Build-9567</meta:generator>
    <meta:document-statistic meta:table-count="0" meta:image-count="4" meta:object-count="0" meta:page-count="3" meta:paragraph-count="18" meta:word-count="741" meta:character-count="1265"/>
  </office:meta>
</office:document-meta>
</file>